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his Widget allows us to select one option from a list using touch based scrolling.</text:p><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Roller mode options:</text:p>
                    <text:list xml:id="list_Roller (LVGL)9" text:style-name="List_20_1">
                        
                        <text:list-item>
                            <text:p text:style-name="List_20_1">
                                <text:span text:style-name="backtick">NORMAL</text:span> – normal roller.
                            </text:p>
                            
                        </text:list-item>
                        
                    

                        <text:list-item>
                            <text:p text:style-name="List_20_1">
                                <text:span text:style-name="backtick">INFINITE</text:span> – makes the roller circular.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1" text:continue-numbering="true" text:continue-list="list_Roller (LVG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Roller (LVGL)12" text:continue-numbering="true" text:continue-list="list_Roller (LVG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Roller (LVGL)13" text:continue-numbering="true" text:continue-list="list_Roller (LVG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LVGL)14" text:continue-numbering="true" text:continue-list="list_Roller (LVG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Roller (LVG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Roller (LVGL)16" text:continue-numbering="true" text:continue-list="list_Roller (LVG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LVGL)17" text:continue-numbering="true" text:continue-list="list_Roller (LVG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Roller (LVG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Roller (LVGL)19" text:continue-numbering="true" text:continue-list="list_Roller (LVG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LVGL)20" text:continue-numbering="true" text:continue-list="list_Roller (LVG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Roller (LVG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Roller (LVGL)22" text:continue-numbering="true" text:continue-list="list_Roller (LVG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LVGL)23" text:continue-numbering="true" text:continue-list="list_Roller (LVG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Roller (LVG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LVGL)25" text:continue-numbering="true" text:continue-list="list_Roller (LVGL)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26" text:continue-numbering="true" text:continue-list="list_Roller (LVG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27" text:continue-numbering="true" text:continue-list="list_Roller (LVGL)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Roller (LVGL)28" text:continue-numbering="true" text:continue-list="list_Roller (LVGL)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Roller (LVGL)29" text:continue-numbering="true" text:continue-list="list_Roller (LVGL)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Roller (LVGL)30" text:continue-numbering="true" text:continue-list="list_Roller (LVGL)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Roller (LVGL)31" text:continue-numbering="true" text:continue-list="list_Roller (LVGL)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Roller (LVGL)32" text:continue-numbering="true" text:continue-list="list_Roller (LVGL)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Roller (LVGL)33" text:continue-numbering="true" text:continue-list="list_Roller (LVGL)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Roller (LVGL)34" text:continue-numbering="true" text:continue-list="list_Roller (LVGL)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Roller (LVGL)35" text:continue-numbering="true" text:continue-list="list_Roller (LVGL)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Roller (LVGL)36" text:continue-numbering="true" text:continue-list="list_Roller (LVGL)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Roller (LVGL)37" text:continue-numbering="true" text:continue-list="list_Roller (LVGL)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Roller (LVGL)38" text:continue-numbering="true" text:continue-list="list_Roller (LVGL)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Roller (LVGL)39" text:continue-numbering="true" text:continue-list="list_Roller (LVGL)38"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Roller (LVGL)40" text:continue-numbering="true" text:continue-list="list_Roller (LVGL)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Roller (LVGL)41" text:continue-numbering="true" text:continue-list="list_Roller (LVGL)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Roller (LVGL)42" text:continue-numbering="true" text:continue-list="list_Roller (LVGL)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Roller (LVGL)43" text:continue-numbering="true" text:continue-list="list_Roller (LVGL)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Roller (LVGL)44" text:continue-numbering="true" text:continue-list="list_Roller (LVGL)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Roller (LVGL)45" text:continue-numbering="true" text:continue-list="list_Roller (LVGL)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Roller (LVGL)46" text:continue-numbering="true" text:continue-list="list_Roller (LVGL)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Roller (LVGL)47" text:continue-numbering="true" text:continue-list="list_Roller (LVGL)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Roller (LVGL)48" text:continue-numbering="true" text:continue-list="list_Roller (LVGL)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Roller (LVGL)49" text:continue-numbering="true" text:continue-list="list_Roller (LVGL)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Roller (LVGL)50" text:continue-numbering="true" text:continue-list="list_Roller (LVGL)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Roller (LVGL)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Roller (LVGL)52" text:continue-numbering="true" text:continue-list="list_Roller (LVGL)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Roller (LVGL)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54" text:continue-numbering="true" text:continue-list="list_Roller (LVGL)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Roller (LVGL)55" text:continue-numbering="true" text:continue-list="list_Roller (LVGL)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Roller (LVGL)56" text:continue-numbering="true" text:continue-list="list_Roller (LVGL)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Roller (LVGL)57" text:continue-numbering="true" text:continue-list="list_Roller (LVGL)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Roller (LVGL)58" text:continue-numbering="true" text:continue-list="list_Roller (LVGL)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Roller (LVGL)59" text:continue-numbering="true" text:continue-list="list_Roller (LVGL)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60" text:continue-numbering="true" text:continue-list="list_Roller (LVGL)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LVGL)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62" text:continue-numbering="true" text:continue-list="list_Roller (LVGL)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LVGL)63" text:continue-numbering="true" text:continue-list="list_Roller (LVGL)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LVGL)64" text:continue-numbering="true" text:continue-list="list_Roller (LVGL)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65"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